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4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b2b2b2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57cm" svg:height="1.436cm" svg:x="7.005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4cm" svg:height="5.585cm" svg:x="1.729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9.163cm" svg:height="5.976cm" svg:x="4cm" svg:y="10.624cm">
          <draw:text-box>
            <text:p>定義言語 tq：</text:p>
            <text:p>&lt;head&gt;::=&lt;ref-label&gt;?&lt;reference&gt;?&lt;operator&gt;?&lt;name&gt;?&lt;bind&gt;?;</text:p>
            <text:p>&lt;ref-label&gt;::=(’#’|’##’)&lt;num&gt;+;</text:p>
            <text:p>&lt;reference&gt;::=’$’(’#’|’##’)&lt;num&gt;+;</text:p>
            <text:p>&lt;operator&gt;::=’{’&lt;name&gt;’}’;</text:p>
            <text:p>&lt;name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3.529cm" svg:y="3.7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2cm" svg:height="1.013cm" svg:x="3.486cm" svg:y="2.4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1.582cm" svg:y="12.2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3" draw:layer="layout" svg:width="20.815cm" svg:height="4.821cm" svg:x="1.523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（項参照は言語構造そのものなのでオペレータではない）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text:p text:style-name="P1"><text:span text:style-name="T2"><text:s text:c="2"/></text:span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667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492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$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3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3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3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3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3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3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$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3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3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3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3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日付プレースホルダー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コンテンツ プレースホルダー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マスター テキストの書式設定</text:span></text:p>
              <text:list>
                <text:list-item>
                  <text:p text:style-name="MP9"><text:span text:style-name="MT5">第 </text:span><text:span text:style-name="MT5">2 </text:span><text:span text:style-name="MT5">レベル</text:span></text:p>
                  <text:list>
                    <text:list-item>
                      <text:p text:style-name="MP10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1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1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67</meta:editing-cycles>
    <meta:creation-date>2020-04-16T04:11:41</meta:creation-date>
    <dc:date>2020-06-11T13:09:07.170686094</dc:date>
    <meta:editing-duration>PT4H34M41S</meta:editing-duration>
    <meta:generator>LibreOffice/4.1.6.2$MacOSX_x86 LibreOffice_project/40ff705089295be5be0aae9b15123f687c05b0a</meta:generator>
    <meta:document-statistic meta:object-count="149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